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2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4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42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2" office:value-type="string" calcext:value-type="string">
            <text:p>買値</text:p>
          </table:table-cell>
          <table:table-cell table:style-name="ce32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44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44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44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1-29" calcext:value-type="date">
            <text:p>2023/11/29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office:value-type="float" office:value="1011" calcext:value-type="float">
            <text:p>1,011.0</text:p>
          </table:table-cell>
          <table:table-cell table:style-name="ce10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2">
          <table:table-cell table:style-name="ce19" office:value-type="date" office:date-value="2023-11-29" calcext:value-type="date">
            <text:p>2023/11/29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1300" calcext:value-type="float">
            <text:p>13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16" calcext:value-type="float">
            <text:p>616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/>
          <table:table-cell table:style-name="ce26"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3]*([.F173]-[.E173])" office:value-type="float" office:value="2000" calcext:value-type="float">
            <text:p>2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19" office:value-type="date" office:date-value="2023-11-29" calcext:value-type="date">
            <text:p>2023/11/29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1200" calcext:value-type="float">
            <text:p>1200</text:p>
          </table:table-cell>
          <table:table-cell office:value-type="float" office:value="764.41" calcext:value-type="float">
            <text:p>764.4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5]*([.F175]-[.E175])" office:value-type="float" office:value="4200" calcext:value-type="float">
            <text:p>4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9" calcext:value-type="date">
            <text:p>2023/11/29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8" calcext:value-type="float">
            <text:p>1,308.0</text:p>
          </table:table-cell>
          <table:table-cell office:value-type="float" office:value="1318" calcext:value-type="float">
            <text:p>1,318.0</text:p>
          </table:table-cell>
          <table:table-cell table:number-columns-repeated="16378"/>
        </table:table-row>
        <table:table-row table:style-name="ro1">
          <table:table-cell office:value-type="date" office:date-value="2023-11-29" calcext:value-type="date">
            <text:p>2023/11/29</text:p>
          </table:table-cell>
          <table:table-cell office:value-type="string" calcext:value-type="string">
            <text:p>ゆうちょ銀行</text:p>
          </table:table-cell>
          <table:table-cell office:value-type="float" office:value="7182" calcext:value-type="float">
            <text:p>7182</text:p>
          </table:table-cell>
          <table:table-cell office:value-type="float" office:value="500" calcext:value-type="float">
            <text:p>500</text:p>
          </table:table-cell>
          <table:table-cell office:value-type="float" office:value="1453.93" calcext:value-type="float">
            <text:p>1,453.9</text:p>
          </table:table-cell>
          <table:table-cell office:value-type="float" office:value="1464" calcext:value-type="float">
            <text:p>1,464.0</text:p>
          </table:table-cell>
          <table:table-cell table:number-columns-repeated="16378"/>
        </table:table-row>
        <table:table-row table:style-name="ro1">
          <table:table-cell office:value-type="date" office:date-value="2023-11-29" calcext:value-type="date">
            <text:p>2023/11/29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7.33" calcext:value-type="float">
            <text:p>1,267.3</text:p>
          </table:table-cell>
          <table:table-cell office:value-type="float" office:value="1277" calcext:value-type="float">
            <text:p>1,277.0</text:p>
          </table:table-cell>
          <table:table-cell table:number-columns-repeated="16378"/>
        </table:table-row>
        <table:table-row table:style-name="ro1" table:number-rows-repeated="104839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00/00/00</text:date>, <text:time style:data-style-name="N2" text:time-value="08:06:02.03958631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1-29T12:40:48.082404547</dc:date>
    <meta:editing-duration>P6DT9H40M23S</meta:editing-duration>
    <meta:editing-cycles>1023</meta:editing-cycles>
    <meta:document-statistic meta:table-count="2" meta:cell-count="1548" meta:object-count="0"/>
  </office:meta>
</office:document-meta>
</file>